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UY" style:language-asian="es" style:country-asian="UY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55379in 0.80077in 0.16029in 0.99868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21042in" svg:y="-0.175in" svg:width="9.94792in" svg:height="6.27708in" style:rel-width="scale" style:rel-height="scale"><draw:image xlink:href="media/image1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Usuario</dc:creator>
    <meta:creation-date>2017-10-20T23:40:00Z</meta:creation-date>
    <dc:date>2022-07-09T20:41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2" meta:row-count="1" meta:non-whitespace-character-count="2"/>
  </office:meta>
</office:document-meta>
</file>